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Text_20_body">
      <style:paragraph-properties fo:line-height="115%"/>
    </style:style>
    <style:style style:name="P2" style:family="paragraph" style:parent-style-name="Standard">
      <style:text-properties fo:font-weight="bold" style:font-weight-asian="bold" style:font-weight-complex="bold"/>
    </style:style>
    <style:style style:name="P3" style:family="paragraph" style:parent-style-name="Standard">
      <style:text-properties fo:font-style="italic" style:font-style-asian="italic" style:font-style-complex="italic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Mitologia dos Gatos: Descubra os Mistérios Felinos</text:p>
      <text:p text:style-name="Standard"/>
      <text:p text:style-name="P3">Explore as lendas e mitos que cercam os gatos ao longo da história, revelando seus segredos.</text:p>
      <text:p text:style-name="Standard"/>
      <text:p text:style-name="P1"><text:tab/>Os gatos sempre foram cercados por um ar de mistério e fascinação. Ao longo da história, esses animais enigmáticos conquistaram um lugar especial nas culturas ao redor do mundo, sendo muitas vezes associados a mitos e lendas intrigantes.</text:p>
      <text:p text:style-name="P1"><text:tab/>Na mitologia egípcia, os gatos eram reverenciados como criaturas divinas. O deus Bastet, representado com cabeça de leoa ou gata, era a deusa do lar, do amor e da maternidade. Os gatos eram considerados protetores das casas e traziam boa sorte para aqueles que os acolhiam.</text:p>
      <text:p text:style-name="P1"><text:tab/>Na cultura japonesa, o Maneki Neko, também conhecido como "gato da sorte", é uma figura popular que simboliza prosperidade e fortuna. Acredita-se que o gesto de acenar com a pata atrai boas energias e oportunidades.</text:p>
      <text:p text:style-name="P1"><text:tab/>Os gatos também são associados a superstições e crenças populares. Algumas culturas acreditam que os gatos pretos trazem azar, enquanto outras veem esses felinos como símbolos de sorte e proteção.</text:p>
      <text:p text:style-name="P1"><text:tab/>Além disso, os gatos têm sido retratados como seres misteriosos e mágicos em várias histórias e contos folclóricos. Sua agilidade, olhos brilhantes e comportamento independente inspiraram narrativas de metamorfoses e habilidades sobrenaturais.</text:p>
      <text:p text:style-name="P1"><text:tab/>A relação dos gatos com o mistério também se estende à sua natureza noturna e à habilidade de se moverem silenciosamente. Essas características contribuíram para a percepção de que os gatos estão conectados ao mundo espiritual e ao desconhecido.</text:p>
      <text:p text:style-name="P1"><text:tab/>A mitologia dos gatos nos lembra da capacidade desses animais de nos envolver em um universo de encanto e enigma. Suas histórias nos ensinam que, por trás da fachada independente, existe um mundo de simbolismo e significado profundo. Ao compartilharmos nossas vidas com gatos, nos conectamos com uma herança cultural que ressoa através dos séculos, perpetuando o mistério e a magia desses seres especiais.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0" svg:font-family="0" style:font-family-generic="system" style:font-pitch="variable"/>
    <style:font-face style:name="Arial" svg:font-family="Arial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loext:opacity="0%" style:font-name="Liberation Serif" fo:font-family="'Liberation Serif'" style:font-family-generic="roman" style:font-pitch="variable" fo:font-size="12pt" fo:language="pt" fo:country="BR" style:letter-kerning="true" style:font-name-asian="0" style:font-family-asian="0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paragraph-properties fo:margin-top="0cm" fo:margin-bottom="0.247cm" style:contextual-spacing="false" fo:line-height="115%"/>
    </style:style>
    <style:style style:name="Caption" style:family="paragraph" style:parent-style-name="Standard" style:class="extra">
      <style:paragraph-properties fo:margin-top="0.212cm" fo:margin-bottom="0.212cm" style:contextual-spacing="false"/>
      <style:text-properties fo:font-style="italic" style:font-style-asian="italic" style:font-style-complex="italic"/>
    </style:style>
    <style:style style:name="Index" style:family="paragraph" style:parent-style-name="Standard" style:class="index"/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Numbering_20_Symbols" style:display-name="Numbering Symbols" style:family="text"/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dc:date>2023-08-24T16:43:17.809000000</dc:date>
    <meta:generator>LibreOffice/7.5.4.2$Windows_X86_64 LibreOffice_project/36ccfdc35048b057fd9854c757a8b67ec53977b6</meta:generator>
    <meta:editing-duration>PT9M22S</meta:editing-duration>
    <meta:editing-cycles>2</meta:editing-cycles>
    <meta:document-statistic meta:table-count="0" meta:image-count="0" meta:object-count="0" meta:page-count="1" meta:paragraph-count="9" meta:word-count="307" meta:character-count="1964" meta:non-whitespace-character-count="1658"/>
  </office:meta>
</office:document-meta>
</file>